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ce181e" fo:font-size="18pt" officeooo:rsid="0014825c" officeooo:paragraph-rsid="0014825c" style:font-size-asian="18pt" style:font-size-complex="18pt"/>
    </style:style>
    <style:style style:name="P2" style:family="paragraph" style:parent-style-name="Standard">
      <style:text-properties fo:color="#ce181e" fo:font-size="18pt" officeooo:rsid="00163958" officeooo:paragraph-rsid="00163958" style:font-size-asian="18pt" style:font-size-complex="18pt"/>
    </style:style>
    <style:style style:name="P3" style:family="paragraph" style:parent-style-name="Standard">
      <style:text-properties fo:color="#111111" fo:font-size="13pt" officeooo:rsid="0014825c" officeooo:paragraph-rsid="0014825c" style:font-size-asian="13pt" style:font-size-complex="13pt"/>
    </style:style>
    <style:style style:name="P4" style:family="paragraph" style:parent-style-name="Standard">
      <style:text-properties fo:color="#111111" fo:font-size="13pt" officeooo:rsid="0014825c" officeooo:paragraph-rsid="0014825c" style:font-size-asian="11.3500003814697pt" style:font-size-complex="13pt"/>
    </style:style>
    <style:style style:name="P5" style:family="paragraph" style:parent-style-name="Standard">
      <style:text-properties fo:color="#111111" fo:font-size="13pt" officeooo:rsid="00163958" officeooo:paragraph-rsid="00163958" style:font-size-asian="11.3500003814697pt" style:font-size-complex="13pt"/>
    </style:style>
    <style:style style:name="P6" style:family="paragraph" style:parent-style-name="Standard">
      <style:text-properties fo:color="#111111" fo:font-size="18pt" officeooo:rsid="00163958" officeooo:paragraph-rsid="00163958" style:font-size-asian="15.75pt" style:font-size-complex="18pt"/>
    </style:style>
    <style:style style:name="P7" style:family="paragraph" style:parent-style-name="Header">
      <style:text-properties officeooo:paragraph-rsid="00163958"/>
    </style:style>
    <style:style style:name="T1" style:family="text">
      <style:text-properties fo:font-size="28pt" style:font-size-asian="28pt" style:font-size-complex="28pt"/>
    </style:style>
    <style:style style:name="T2" style:family="text">
      <style:text-properties fo:color="#ed1c24"/>
    </style:style>
    <style:style style:name="T3" style:family="text">
      <style:text-properties fo:color="#ed1c24" fo:font-size="18pt" style:font-size-asian="18pt" style:font-size-complex="18pt"/>
    </style:style>
    <style:style style:name="T4" style:family="text">
      <style:text-properties fo:color="#ce181e"/>
    </style:style>
    <style:style style:name="T5" style:family="text">
      <style:text-properties fo:color="#ce181e" fo:font-size="18pt" style:font-size-asian="18pt" style:font-size-complex="18pt"/>
    </style:style>
    <style:style style:name="T6" style:family="text">
      <style:text-properties fo:font-style="italic" style:font-style-asian="italic" style:font-style-complex="italic"/>
    </style:style>
    <style:style style:name="T7" style:family="text">
      <style:text-properties fo:color="#1c052e" fo:font-size="20pt" officeooo:rsid="00163958" style:font-size-asian="17.5pt" style:font-size-complex="20pt"/>
    </style:style>
    <style:style style:name="T8" style:family="text">
      <style:text-properties fo:color="#1c052e" fo:font-size="20pt" fo:font-style="italic" fo:font-weight="bold" officeooo:rsid="00163958" style:font-size-asian="17.5pt" style:font-style-asian="italic" style:font-weight-asian="bold" style:font-size-complex="20pt" style:font-style-complex="italic" style:font-weight-complex="bold"/>
    </style:style>
    <style:style style:name="T9" style:family="text">
      <style:text-properties fo:color="#1c052e" fo:font-size="20pt" officeooo:rsid="00163958" fo:background-color="#ed1c24" loext:char-shading-value="0" style:font-size-asian="17.5pt" style:font-size-complex="20pt"/>
    </style:style>
    <style:style style:name="T10" style:family="text">
      <style:text-properties fo:color="#1c052e" fo:font-size="20pt" officeooo:rsid="00163958" fo:background-color="#ed1c24" loext:char-shading-value="0" style:font-size-asian="17.5pt" style:font-size-complex="20pt"/>
    </style:style>
    <style:style style:name="T11" style:family="text">
      <style:text-properties fo:color="#1c052e" fo:font-size="20pt" officeooo:rsid="00163958" fo:background-color="#fff685" loext:char-shading-value="0" style:font-size-asian="17.5pt" style:font-size-complex="20pt"/>
    </style:style>
    <style:style style:name="T12" style:family="text">
      <style:text-properties fo:color="#1c052e" fo:font-size="20pt" officeooo:rsid="00163958" fo:background-color="#fff685" loext:char-shading-value="0" style:font-size-asian="17.5pt" style:font-size-complex="20pt"/>
    </style:style>
    <style:style style:name="T13" style:family="text">
      <style:text-properties fo:color="#1c052e" fo:font-size="20pt" officeooo:rsid="00163958" fo:background-color="#fedcc6" loext:char-shading-value="0" style:font-size-asian="17.5pt" style:font-size-complex="20pt"/>
    </style:style>
    <style:style style:name="T14" style:family="text">
      <style:text-properties fo:color="#1c052e" fo:font-size="20pt" officeooo:rsid="00163958" fo:background-color="#fedcc6" loext:char-shading-value="0" style:font-size-asian="17.5pt" style:font-size-complex="20pt"/>
    </style:style>
    <style:style style:name="T15" style:family="text">
      <style:text-properties fo:color="#1c052e" fo:font-size="32pt" officeooo:rsid="00163958" style:font-size-asian="32pt" style:font-size-complex="32pt"/>
    </style:style>
    <style:style style:name="T16" style:family="text">
      <style:text-properties fo:color="#1c052e" fo:font-size="32pt" officeooo:rsid="00163958" fo:background-color="#fedcc6" loext:char-shading-value="0" style:font-size-asian="32pt" style:font-size-complex="32pt"/>
    </style:style>
    <style:style style:name="T17" style:family="text">
      <style:text-properties fo:color="#1c052e" fo:font-size="32pt" officeooo:rsid="00163958" fo:background-color="#fedcc6" loext:char-shading-value="0" style:font-size-asian="32pt" style:font-size-complex="32pt"/>
    </style:style>
    <style:style style:name="T18" style:family="text">
      <style:text-properties fo:color="#1c052e" fo:font-size="24pt" officeooo:rsid="00163958" style:font-size-asian="24pt" style:font-size-complex="24pt"/>
    </style:style>
    <style:style style:name="T19" style:family="text">
      <style:text-properties fo:color="#390a5d" fo:font-size="24pt" officeooo:rsid="00163958" style:font-size-asian="24pt" style:font-size-complex="24pt"/>
    </style:style>
    <style:style style:name="T20" style:family="text">
      <style:text-properties fo:color="#390a5d" fo:font-size="24pt" officeooo:rsid="00163958" fo:background-color="#ed1c24" loext:char-shading-value="0" style:font-size-asian="24pt" style:font-size-complex="24pt"/>
    </style:style>
    <style:style style:name="T21" style:family="text">
      <style:text-properties fo:color="#390a5d" fo:font-size="24pt" officeooo:rsid="00163958" fo:background-color="#ed1c24" loext:char-shading-value="0" style:font-size-asian="24pt" style:font-size-complex="24pt"/>
    </style:style>
    <style:style style:name="T22" style:family="text">
      <style:text-properties fo:color="#390a5d" fo:font-size="24pt" officeooo:rsid="00163958" fo:background-color="#fff685" loext:char-shading-value="0"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0"/><text:span text:style-name="T1"><text:s text:c="2"/>Introduction</text:span></text:p>
      <text:p text:style-name="P1"><text:span text:style-name="T1"/></text:p>
      <text:p text:style-name="P3">This is the capstone project for IBM Data Science Professional Certificate.In this project i am developing model that will tell us whic is the safe area in Washington. When people move to washington they need to know which is the safe neighborhood to rend or buy new house.keeping this in mind finding the location to buy new house is most ikmportant decision for family. I am designing this project t help families to find suitable location.</text:p>
      <text:p text:style-name="P3"/>
      <text:p text:style-name="P3"/>
      <text:p text:style-name="P3"/>
      <text:p text:style-name="P3"/>
      <text:p text:style-name="P3"><text:s text:c="42"/><text:span text:style-name="T2"><text:s text:c="2"/></text:span><text:span text:style-name="T3">BUSINESS PROBLEM</text:span></text:p>
      <text:p text:style-name="P3"><text:span text:style-name="T3"/></text:p>
      <text:p text:style-name="P4">The objective of this capstone project is to find the most suitsble locaton for the family to buy new house in washington.By using data science methods and tools along with machien learning alorithms such as clustering, this project aims to provode solution to answer the question </text:p>
      <text:p text:style-name="P5">in washington ,if family wants to buy house,where should the consider buying it?</text:p>
      <text:p text:style-name="P5"/>
      <text:p text:style-name="P5"/>
      <text:p text:style-name="P5"/>
      <text:p text:style-name="P6"><text:s text:c="28"/><text:span text:style-name="T4"><text:s text:c="3"/>TARGET AUDIENCE</text:span></text:p>
      <text:p text:style-name="P6"><text:span text:style-name="T4"/></text:p>
      <text:p text:style-name="P5">Families who wants to find the the location to buy new house’</text:p>
      <text:p text:style-name="P5"/>
      <text:p text:style-name="P5"/>
      <text:p text:style-name="P5"/>
      <text:p text:style-name="P5"><text:s text:c="54"/><text:span text:style-name="T5">DATA</text:span></text:p>
      <text:p text:style-name="P5"><text:span text:style-name="T5"/></text:p>
      <text:p text:style-name="P5">To solve this problem, we will need below data:</text:p>
      <text:p text:style-name="P5">● List of neighborhoods in Washington DC</text:p>
      <text:p text:style-name="P5">● Latitude and Longitude of these neighborhoods</text:p>
      <text:p text:style-name="P5">● Data related to the crime incidents. This will help us find the</text:p>
      <text:p text:style-name="P5">neighborhoods that are more suitable to buy new house</text:p>
      <text:p text:style-name="P5"/>
      <text:p text:style-name="P5">.</text:p>
      <text:p text:style-name="P2"><text:soft-page-break/><text:s text:c="29"/>EXTRACTING THE DATA</text:p>
      <text:p text:style-name="P2"/>
      <text:p text:style-name="P5">● Scrapping of Washington <text:s/>neighborhoods via Wikipedia</text:p>
      <text:p text:style-name="P5">● Getting Latitude and Longitude data of these neighborhoods via</text:p>
      <text:p text:style-name="P5">Geocoder package</text:p>
      <text:p text:style-name="P5">● Using Foursquare API to</text:p>
      <text:p text:style-name="P5"/>
      <text:p text:style-name="P5"/>
      <text:p text:style-name="P6"><text:span text:style-name="T4"/></text:p>
      <text:p text:style-name="P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63958"/>
    </style:style>
    <style:style style:name="MT1" style:family="text">
      <style:text-properties fo:color="#1c052e" fo:font-size="20pt" officeooo:rsid="00163958" style:font-size-asian="17.5pt" style:font-size-complex="20pt"/>
    </style:style>
    <style:style style:name="MT2" style:family="text">
      <style:text-properties fo:color="#1c052e" fo:font-size="20pt" officeooo:rsid="00163958" fo:background-color="#fedcc6" loext:char-shading-value="0" style:font-size-asian="17.5pt" style:font-size-complex="20pt"/>
    </style:style>
    <style:style style:name="MT3" style:family="text">
      <style:text-properties fo:color="#1c052e" fo:font-size="32pt" officeooo:rsid="00163958" fo:background-color="#fedcc6" loext:char-shading-value="0" style:font-size-asian="32pt" style:font-size-complex="32pt"/>
    </style:style>
    <style:style style:name="MT4" style:family="text">
      <style:text-properties fo:color="#1c052e" fo:font-size="20pt" officeooo:rsid="00163958" fo:background-color="#fff685" loext:char-shading-value="0" style:font-size-asian="17.5pt" style:font-size-complex="20pt"/>
    </style:style>
    <style:style style:name="MT5" style:family="text">
      <style:text-properties fo:color="#390a5d" fo:font-size="24pt" officeooo:rsid="00163958" fo:background-color="#fff685" loext:char-shading-value="0" style:font-size-asian="24pt" style:font-size-complex="2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text:s text:c="35"/></text:span><text:span text:style-name="MT2"><text:s text:c="3"/></text:span><text:span text:style-name="MT3">IBM</text:span></text:p>
        <text:p text:style-name="MP1"><text:span text:style-name="MT1"><text:s text:c="23"/></text:span><text:span text:style-name="MT4"><text:s text:c="3"/></text:span><text:span text:style-name="MT5">Data Science Capstone</text:span></text:p>
        <text:p text:style-name="MP1"><text:span text:style-name="MT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19:17:49.950227341</meta:creation-date>
    <dc:date>2020-04-24T19:44:17.161632778</dc:date>
    <meta:editing-duration>PT2M14S</meta:editing-duration>
    <meta:editing-cycles>1</meta:editing-cycles>
    <meta:document-statistic meta:table-count="0" meta:image-count="0" meta:object-count="0" meta:page-count="2" meta:paragraph-count="21" meta:word-count="230" meta:character-count="1620" meta:non-whitespace-character-count="1155"/>
    <meta:generator>LibreOffice/6.0.7.3$Linux_X86_64 LibreOffice_project/00m0$Build-3</meta:generator>
  </office:meta>
</office:document-meta>
</file>